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579d1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" draw:marker-end="Arrow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cm" svg:height="8.7cm" svg:x="1.1cm" svg:y="1.6cm">
          <text:p/>
        </draw:rect>
        <draw:rect draw:style-name="gr2" draw:text-style-name="P1" xml:id="id7" draw:id="id7" draw:layer="layout" svg:width="3.4cm" svg:height="0.8cm" svg:x="1.35cm" svg:y="9.2cm">
          <text:p text:style-name="P1">Cobrar Viaje</text:p>
        </draw:rect>
        <draw:rect draw:style-name="gr2" draw:text-style-name="P1" xml:id="id3" draw:id="id3" draw:layer="layout" svg:width="3.4cm" svg:height="0.8cm" svg:x="1.45cm" svg:y="5.262cm">
          <text:p text:style-name="P1">Iniciar Viaje</text:p>
        </draw:rect>
        <draw:rect draw:style-name="gr2" draw:text-style-name="P1" xml:id="id17" draw:id="id17" draw:layer="layout" svg:width="3.4cm" svg:height="0.7cm" svg:x="1.4cm" svg:y="7.389cm">
          <text:p text:style-name="P1">Finalizar Viaje</text:p>
        </draw:rect>
        <draw:rect draw:style-name="gr2" draw:text-style-name="P1" xml:id="id1" draw:id="id1" draw:layer="layout" svg:width="3.4cm" svg:height="1.2cm" svg:x="1.45cm" svg:y="3.325cm">
          <text:p text:style-name="P1">LogIn de Chofer</text:p>
        </draw:rect>
        <draw:connector draw:style-name="gr1" draw:text-style-name="P1" draw:layer="layout" svg:x1="4.85cm" svg:y1="3.925cm" svg:x2="9.1cm" svg:y2="2.6cm" draw:start-shape="id1" draw:start-glue-point="1" draw:end-shape="id2" draw:end-glue-point="5" svg:d="m4850 3925h2125v-1325h2125">
          <text:p/>
        </draw:connector>
        <draw:connector draw:style-name="gr1" draw:text-style-name="P1" draw:layer="layout" svg:x1="4.85cm" svg:y1="5.662cm" svg:x2="5.82cm" svg:y2="5.662cm" draw:start-shape="id3" draw:start-glue-point="1" draw:end-shape="id4" draw:end-glue-point="6" svg:d="m4850 5662h970">
          <text:p/>
        </draw:connector>
        <draw:connector draw:style-name="gr1" draw:text-style-name="P1" draw:layer="layout" svg:x1="15.6cm" svg:y1="1.6cm" svg:x2="13.55cm" svg:y2="6.7cm" draw:start-shape="id5" draw:start-glue-point="3" draw:end-shape="id6" draw:end-glue-point="5" svg:d="m15600 1600h-2050v5100">
          <text:p/>
        </draw:connector>
        <draw:rect draw:style-name="gr3" draw:text-style-name="P1" xml:id="id10" draw:id="id10" draw:layer="layout" svg:width="2.3cm" svg:height="0.6cm" svg:x="4.75cm" svg:y="12.7cm">
          <text:p text:style-name="P1">Wallet</text:p>
        </draw:rect>
        <draw:rect draw:style-name="gr3" draw:text-style-name="P1" xml:id="id11" draw:id="id11" draw:layer="layout" svg:width="2.7cm" svg:height="0.6cm" svg:x="13.4cm" svg:y="12.7cm">
          <text:p text:style-name="P1">Tarjeta</text:p>
        </draw:rect>
        <draw:custom-shape draw:style-name="gr4" draw:text-style-name="P1" xml:id="id9" draw:id="id9" draw:layer="layout" svg:width="2.3cm" svg:height="1.9cm" svg:x="8.9cm" svg:y="11.2cm">
          <text:p text:style-name="P1">Métod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4.75cm" svg:y1="9.6cm" svg:x2="8.6cm" svg:y2="9.6cm" draw:start-shape="id7" draw:start-glue-point="1" draw:end-shape="id8" draw:end-glue-point="5" svg:d="m4750 9600h3850">
          <text:p/>
        </draw:connector>
        <draw:connector draw:style-name="gr1" draw:text-style-name="P1" draw:layer="layout" svg:x1="8.9cm" svg:y1="12.15cm" svg:x2="5.9cm" svg:y2="12.7cm" draw:start-shape="id9" draw:start-glue-point="5" draw:end-shape="id10" draw:end-glue-point="0" svg:d="m8900 12150h-3000v550">
          <text:p/>
        </draw:connector>
        <draw:connector draw:style-name="gr1" draw:text-style-name="P1" draw:layer="layout" svg:x1="11.2cm" svg:y1="12.15cm" svg:x2="14.75cm" svg:y2="12.7cm" draw:start-shape="id9" draw:start-glue-point="7" draw:end-shape="id11" draw:end-glue-point="0" svg:d="m11200 12150h3550v550">
          <text:p/>
        </draw:connector>
        <draw:custom-shape draw:style-name="gr5" draw:text-style-name="P1" xml:id="id5" draw:id="id5" draw:layer="layout" svg:width="4.4cm" svg:height="1cm" svg:x="15.6cm" svg:y="1.1cm">
          <text:p text:style-name="P1">Memoria Intern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2" xml:id="id4" draw:id="id4" draw:layer="layout" svg:width="3.2cm" svg:height="0.975cm" svg:x="5.5cm" svg:y="5.175cm">
          <text:p text:style-name="P2"><text:span text:style-name="T1">ID_VIRLOC</text:span></text:p>
          <text:p text:style-name="P2"><text:span text:style-name="T1">ID_CHOF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3" draw:id="id13" draw:layer="layout" svg:width="3cm" svg:height="0.7cm" svg:x="13.5cm" svg:y="5.312cm">
          <text:p text:style-name="P1">ID_VIAJ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2" draw:id="id12" draw:layer="layout" svg:width="2.709cm" svg:height="0.8cm" svg:x="9.469cm" svg:y="5.262cm">
          <text:p text:style-name="P1">Inicio de</text:p>
          <text:p text:style-name="P1">viaj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8.374cm" svg:y1="5.662cm" svg:x2="9.469cm" svg:y2="5.662cm" draw:start-shape="id4" draw:start-glue-point="9" draw:end-shape="id12" draw:end-glue-point="3" svg:d="m8374 5662h1095">
          <text:p/>
        </draw:connector>
        <draw:connector draw:style-name="gr1" draw:text-style-name="P1" draw:layer="layout" svg:x1="12.178cm" svg:y1="5.662cm" svg:x2="13.8cm" svg:y2="5.662cm" draw:start-shape="id12" draw:start-glue-point="1" draw:end-shape="id13" draw:end-glue-point="6" svg:d="m12178 5662h1622">
          <text:p/>
        </draw:connector>
        <draw:connector draw:style-name="gr7" draw:text-style-name="P1" draw:layer="layout" svg:x1="15cm" svg:y1="5.312cm" svg:x2="16.65cm" svg:y2="3cm" draw:start-shape="id13" draw:start-glue-point="5" draw:end-shape="id14" draw:end-glue-point="6" svg:d="m15000 5312v-1155h1650v-1157">
          <text:p/>
        </draw:connector>
        <draw:connector draw:style-name="gr7" draw:text-style-name="P1" draw:layer="layout" svg:x1="11.9cm" svg:y1="2.6cm" svg:x2="15.6cm" svg:y2="2.55cm" draw:start-shape="id2" draw:start-glue-point="7" draw:end-shape="id14" draw:end-glue-point="5" svg:d="m11900 2600h1851v-50h1849">
          <text:p/>
        </draw:connector>
        <draw:custom-shape draw:style-name="gr4" draw:text-style-name="P1" xml:id="id15" draw:id="id15" draw:layer="layout" svg:width="2.7cm" svg:height="0.778cm" svg:x="8.7cm" svg:y="7.35cm">
          <text:p text:style-name="P1">Fin de Viaj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" xml:id="id6" draw:id="id6" draw:layer="layout" svg:width="2.3cm" svg:height="0.6cm" svg:x="12.4cm" svg:y="6.7cm">
          <text:p text:style-name="P1">ID_VIAJ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8" draw:text-style-name="P1" draw:layer="layout" svg:x1="12.63cm" svg:y1="7cm" svg:x2="10.05cm" svg:y2="7.35cm" draw:start-shape="id6" draw:start-glue-point="6" draw:end-shape="id15" draw:end-glue-point="0" svg:d="m12630 7000h-2580v350">
          <text:p/>
        </draw:connector>
        <draw:connector draw:style-name="gr9" draw:text-style-name="P1" draw:layer="layout" svg:x1="11.4cm" svg:y1="7.739cm" svg:x2="17.93cm" svg:y2="7.739cm" draw:start-shape="id15" draw:start-glue-point="1" draw:end-shape="id16" draw:end-glue-point="6" svg:d="m11400 7739h6530">
          <text:p/>
        </draw:connector>
        <draw:custom-shape draw:style-name="gr10" draw:text-style-name="P1" xml:id="id14" draw:id="id14" draw:layer="layout" svg:width="2.1cm" svg:height="0.9cm" svg:x="15.6cm" svg:y="2.1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8" draw:id="id18" draw:layer="layout" svg:width="2.1cm" svg:height="0.9cm" svg:x="17.8cm" svg:y="2.1cm">
          <text:p text:style-name="P1">UN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5.6cm" svg:y1="1.6cm" svg:x2="7.42cm" svg:y2="5.175cm" draw:start-shape="id5" draw:start-glue-point="3" draw:end-shape="id4" draw:end-glue-point="4" svg:d="m15600 1600h-8180v3575">
          <text:p/>
        </draw:connector>
        <draw:custom-shape draw:style-name="gr12" draw:text-style-name="P1" xml:id="id2" draw:id="id2" draw:layer="layout" svg:width="2.8cm" svg:height="1cm" svg:x="9.1cm" svg:y="2.1cm">
          <text:p text:style-name="P1">ID_CHOFE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" draw:layer="layout" svg:x1="4.8cm" svg:y1="7.739cm" svg:x2="8.7cm" svg:y2="7.739cm" draw:start-shape="id17" draw:start-glue-point="1" draw:end-shape="id15" draw:end-glue-point="3" svg:d="m4800 7739h3900">
          <text:p/>
        </draw:connector>
        <draw:custom-shape draw:style-name="gr6" draw:text-style-name="P1" xml:id="id16" draw:id="id16" draw:layer="layout" svg:width="2.3cm" svg:height="0.6cm" svg:x="17.7cm" svg:y="7.439cm">
          <text:p text:style-name="P1">ID_VIAJ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7" draw:text-style-name="P1" draw:layer="layout" svg:x1="18.85cm" svg:y1="7.439cm" svg:x2="18.85cm" svg:y2="3cm" draw:start-shape="id16" draw:start-glue-point="5" draw:end-shape="id18" draw:end-glue-point="6" svg:d="m18850 7439v-4439">
          <text:p/>
        </draw:connector>
        <draw:custom-shape draw:style-name="gr12" draw:text-style-name="P1" xml:id="id20" draw:id="id20" draw:layer="layout" svg:width="2.3cm" svg:height="0.9cm" svg:x="4.75cm" svg:y="14.399cm">
          <text:p text:style-name="P1">ID_<text:span text:style-name="T2">WALLE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21" draw:id="id21" draw:layer="layout" svg:width="2.2cm" svg:height="0.8cm" svg:x="4.8cm" svg:y="15.799cm">
          <text:p text:style-name="P1">PASSWOR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8" draw:id="id8" draw:layer="layout" svg:width="2.9cm" svg:height="0.9cm" svg:x="8.6cm" svg:y="9.15cm">
          <text:p text:style-name="P1">Importe a Cobra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" draw:layer="layout" svg:x1="10.05cm" svg:y1="9.979cm" svg:x2="10.05cm" svg:y2="11.2cm" draw:start-shape="id8" draw:start-glue-point="6" draw:end-shape="id9" draw:end-glue-point="4" svg:d="m10050 9979v1221">
          <text:p/>
        </draw:connector>
        <draw:custom-shape draw:style-name="gr6" draw:text-style-name="P1" xml:id="id19" draw:id="id19" draw:layer="layout" svg:width="2.4cm" svg:height="0.6cm" svg:x="15.4cm" svg:y="9.3cm">
          <text:p text:style-name="P1">IMPOR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1.5cm" svg:y1="9.6cm" svg:x2="15.64cm" svg:y2="9.6cm" draw:start-shape="id8" draw:start-glue-point="7" draw:end-shape="id19" draw:end-glue-point="6" svg:d="m11500 9600h4140">
          <text:p/>
        </draw:connector>
        <draw:connector draw:style-name="gr7" draw:text-style-name="P1" draw:layer="layout" svg:x1="16.6cm" svg:y1="9.3cm" svg:x2="16.65cm" svg:y2="3cm" draw:start-shape="id19" draw:start-glue-point="5" draw:end-shape="id14" draw:end-glue-point="6" svg:d="m16600 9300v-3149h50v-3151">
          <text:p/>
        </draw:connector>
        <draw:custom-shape draw:style-name="gr12" draw:text-style-name="P3" draw:layer="layout" svg:width="2.4cm" svg:height="0.7cm" svg:x="1.8cm" svg:y="27.7cm">
          <text:p text:style-name="P1"><text:span text:style-name="T3">ENTRADA MANUA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xml:id="id25" draw:id="id25" draw:layer="layout" svg:width="4cm" svg:height="1.5cm" svg:x="8.6cm" svg:y="19.3cm">
          <text:p text:style-name="P1">Muestra respuesta</text:p>
          <text:p text:style-name="P1">En pantall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7" draw:text-style-name="P1" draw:layer="layout" svg:x1="5.9cm" svg:y1="13.3cm" svg:x2="5.9cm" svg:y2="14.488cm" draw:start-shape="id10" draw:start-glue-point="2" draw:end-shape="id20" draw:end-glue-point="4" svg:d="m5900 13300v1188">
          <text:p/>
        </draw:connector>
        <draw:connector draw:style-name="gr7" draw:text-style-name="P1" draw:layer="layout" svg:x1="5.9cm" svg:y1="15.228cm" svg:x2="5.9cm" svg:y2="15.878cm" draw:start-shape="id20" draw:start-glue-point="6" draw:end-shape="id21" draw:end-glue-point="4" svg:d="m5900 15228v650">
          <text:p/>
        </draw:connector>
        <draw:connector draw:style-name="gr7" draw:text-style-name="P1" draw:layer="layout" svg:x1="5.9cm" svg:y1="16.599cm" svg:x2="10.6cm" svg:y2="17.8cm" draw:start-shape="id21" draw:start-glue-point="2" draw:end-shape="id22" draw:end-glue-point="0" svg:d="m5900 16599v601h4700v600">
          <text:p/>
        </draw:connector>
        <draw:custom-shape draw:style-name="gr12" draw:text-style-name="P1" xml:id="id23" draw:id="id23" draw:layer="layout" svg:width="2.3cm" svg:height="0.9cm" svg:x="13.649cm" svg:y="14.399cm">
          <text:p text:style-name="P1">Deslizo Tarjet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24" draw:id="id24" draw:layer="layout" svg:width="2.2cm" svg:height="0.8cm" svg:x="13.699cm" svg:y="15.799cm">
          <text:p text:style-name="P1">Ingreso PI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rect draw:style-name="gr2" draw:text-style-name="P1" draw:layer="layout" svg:width="3.4cm" svg:height="0.8cm" svg:x="5.1cm" svg:y="27.7cm">
          <text:p text:style-name="P1">Opción de Menú</text:p>
        </draw:rect>
        <draw:line draw:style-name="gr13" draw:text-style-name="P1" draw:layer="layout" svg:x1="1.6cm" svg:y1="26.6cm" svg:x2="19cm" svg:y2="26.6cm">
          <text:p text:style-name="P1">Referencias</text:p>
          <text:p text:style-name="P1"/>
        </draw:line>
        <draw:custom-shape draw:style-name="gr6" draw:text-style-name="P1" draw:layer="layout" svg:width="4.9cm" svg:height="0.8cm" svg:x="9.8cm" svg:y="27.7cm">
          <text:p text:style-name="P1">Variable en Memori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3.1cm" svg:height="1.1cm" svg:x="15.8cm" svg:y="27.6cm">
          <text:p text:style-name="P1">Envio de proceso</text:p>
          <text:p text:style-name="P1"><text:s/>al servido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4.75cm" svg:y1="13.3cm" svg:x2="14.799cm" svg:y2="14.488cm" draw:start-shape="id11" draw:start-glue-point="2" draw:end-shape="id23" draw:end-glue-point="4" svg:d="m14750 13300v550h49v638">
          <text:p/>
        </draw:connector>
        <draw:connector draw:style-name="gr7" draw:text-style-name="P1" draw:layer="layout" svg:x1="14.799cm" svg:y1="15.228cm" svg:x2="14.799cm" svg:y2="15.878cm" draw:start-shape="id23" draw:start-glue-point="6" draw:end-shape="id24" draw:end-glue-point="4" svg:d="m14799 15228v650">
          <text:p/>
        </draw:connector>
        <draw:connector draw:style-name="gr7" draw:text-style-name="P1" draw:layer="layout" svg:x1="14.799cm" svg:y1="16.536cm" svg:x2="10.6cm" svg:y2="17.8cm" draw:start-shape="id24" draw:start-glue-point="6" draw:end-shape="id22" draw:end-glue-point="0" svg:d="m14799 16536v664h-4199v600">
          <text:p/>
        </draw:connector>
        <draw:custom-shape draw:style-name="gr4" draw:text-style-name="P1" xml:id="id22" draw:id="id22" draw:layer="layout" svg:width="4.8cm" svg:height="0.6cm" svg:x="8.2cm" svg:y="17.8cm">
          <text:p text:style-name="P1">Envío datos al servido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0.6cm" svg:y1="18.4cm" svg:x2="10.6cm" svg:y2="19.3cm" draw:start-shape="id22" draw:start-glue-point="2" draw:end-shape="id25" draw:end-glue-point="4" svg:d="m10600 18400v900">
          <text:p/>
        </draw:connector>
        <draw:frame draw:style-name="gr14" draw:layer="layout" svg:width="3.05cm" svg:height="0.645cm" svg:x="1.6cm" svg:y="1.855cm">
          <draw:text-box>
            <text:p>MENU VIRCO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28:09</meta:creation-date>
    <dc:date>2013-03-03T14:34:34</dc:date>
    <meta:editing-duration>P1DT10H45M6S</meta:editing-duration>
    <meta:editing-cycles>39</meta:editing-cycles>
    <meta:generator>OpenOffice.org/3.4.1$Unix OpenOffice.org_project/341m1$Build-9593</meta:generator>
    <meta:document-statistic meta:object-count="57"/>
  </office:meta>
</office:document-meta>
</file>